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Heading1" style:family="paragraph">
      <style:paragraph-properties fo:text-align="center"/>
    </style:style>
    <style:style style:name="P3" style:parent-style-name="Textbody" style:family="paragraph">
      <style:paragraph-properties fo:text-align="center"/>
    </style:style>
    <style:style style:name="T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text text:use-soft-page-breaks="true">
      <text:p text:style-name="P1">Informatique embarquée</text:p>
      <text:p text:style-name="P2">TP n°7 - MION Giovanni</text:p>
      <text:p text:style-name="P3"/>
      <text:p text:style-name="Textbody">Temps estimé: 6 heures</text:p>
      <text:p text:style-name="Textbody">Temps effectif: <text:s/>5 heures</text:p>
      <text:p text:style-name="Heading">I)Compilation du code</text:p>
      <text:p text:style-name="Textbody"/>
      <text:p text:style-name="Standard">Compilation avec liaison<text:s/>dynamique<text:s/>des<text:s/>librairies:</text:p>
      <text:p text:style-name="Standard"><text:tab/><text:span text:style-name="T4">make</text:span></text:p>
      <text:p text:style-name="Standard"/>
      <text:p text:style-name="Standard">Suppression<text:s/>des fichiers temporaires:</text:p>
      <text:p text:style-name="Standard"><text:tab/><text:span text:style-name="T5">make clean</text:span></text:p>
      <text:p text:style-name="Standard"/>
      <text:p text:style-name="Standard">Suppression de l’ensemble des fichiers générés par make:</text:p>
      <text:p text:style-name="Standard"><text:tab/><text:span text:style-name="T6">make mrproper</text:span></text:p>
      <text:p text:style-name="Textbody"/>
      <text:p text:style-name="Textbody">NB: le makefile ne fonctionne qu'avec le compilateur GCC.</text:p>
      <text:p text:style-name="Heading">II)Choix de l'implémentation</text:p>
      <text:p text:style-name="Textbody"/>
      <text:p text:style-name="Textbody">Pour tester l'inversion de priorités, nous allons créer<text:s/>trois threads de priorité telle<text:s/>que prio(T1)&lt;prio(T2)&lt;prio(T3) que l'on va démarrer dans l’ordre T1, T3, T2.</text:p>
      <text:p text:style-name="Textbody">Le thread T1 va prendre un mutex qui sera désiré par T3. Nous lancerons T2 après que T3 réclame le mutex. Si T2 s'exécute avant que T3 se termine alors<text:s/>il y a inversion de priorité.</text:p>
      <text:p text:style-name="Heading">III)Problèmes rencontrés</text:p>
      <text:p text:style-name="Textbody"/>
      <text:p text:style-name="Textbody">Pas de problème particulier.</text:p>
      <text:p text:style-name="Heading">IV)Question du TP</text:p>
      <text:p text:style-name="Textbody">Pour éviter l'inversion de priorités, on peut lancer<text:s/>le programme avec l'argument « heritage ».</text:p>
      <text:p text:style-name="Heading">V)Commentaire d'un autre étudiant</text:p>
      <text:p text:style-name="Textbody"/>
      <text:p text:style-name="Textbody">En cette période de<text:s/>vacances, je n'ai pas trouvé de collègue pour relire mon cod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TP4 – MION Giovanni<text:tab/><text:tab/><text:page-number text:fixed="false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ken</meta:initial-creator>
    <dc:creator>ken</dc:creator>
    <meta:creation-date>2009-04-16T11:32:00Z</meta:creation-date>
    <dc:date>2013-12-24T15:00:00Z</dc:date>
    <meta:template xlink:href="Normal" xlink:type="simple"/>
    <meta:editing-cycles>1</meta:editing-cycles>
    <meta:editing-duration>PT2682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57" meta:character-count="1021" meta:row-count="7" meta:non-whitespace-character-count="866"/>
  </office:meta>
</office:document-meta>
</file>